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 fo:min-height="1.45cm" fo:min-width="3.3cm"/>
    </style:style>
    <style:style style:name="gr2" style:family="graphic" style:parent-style-name="standard">
      <style:graphic-properties draw:fill-color="#cfe7f5" draw:textarea-horizontal-align="justify" draw:textarea-vertical-align="middle" draw:auto-grow-height="false" fo:min-height="1.95cm" fo:min-width="4.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draw:fill-color="#cfe7f5" draw:textarea-horizontal-align="justify" draw:textarea-vertical-align="middle" draw:auto-grow-height="false" fo:min-height="1.75cm" fo:min-width="1.6cm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  <style:text-properties style:font-name="Ubuntu Mono1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loext:graphic-properties draw:fill-color="#cfe7f5"/>
      <style:paragraph-properties fo:text-align="center">
        <style:tab-stops/>
      </style:paragraph-properties>
      <style:text-properties style:font-name="Ubuntu Mono1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Ubuntu Mono1"/>
    </style:style>
    <style:style style:name="P7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font-name="Ubuntu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2" draw:id="id2" draw:layer="layout" svg:width="3.8cm" svg:height="1.7cm" svg:x="9.1cm" svg:y="11.4cm">
          <text:p text:style-name="P1"><text:span text:style-name="T1">Operacion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4.6cm" svg:height="2.2cm" svg:x="8.7cm" svg:y="1.8cm">
          <text:p text:style-name="P3"><text:span text:style-name="T1">Condición</text:span></text:p>
          <text:p text:style-name="P3"><text:span text:style-name="T1">inicial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11cm" svg:y1="9.4cm" svg:x2="11cm" svg:y2="11.4cm" draw:start-shape="id1" draw:start-glue-point="6" draw:end-shape="id2" draw:end-glue-point="0" svg:d="M11000 9400v2000" svg:viewBox="0 0 1 2001">
          <text:p/>
        </draw:connector>
        <draw:frame draw:style-name="gr4" draw:text-style-name="P6" draw:layer="layout" svg:width="0.8cm" svg:height="1.1cm" svg:x="10cm" svg:y="9.4cm">
          <draw:text-box>
            <text:p><text:span text:style-name="T1">V</text:span></text:p>
          </draw:text-box>
        </draw:frame>
        <draw:frame draw:style-name="gr4" draw:text-style-name="P6" draw:layer="layout" svg:width="0.8cm" svg:height="1.1cm" svg:x="13.4cm" svg:y="6.1cm">
          <draw:text-box>
            <text:p><text:span text:style-name="T1">F</text:span></text:p>
          </draw:text-box>
        </draw:frame>
        <draw:custom-shape draw:style-name="gr5" draw:text-style-name="P2" xml:id="id1" draw:id="id1" draw:layer="layout" svg:width="4.2cm" svg:height="4cm" svg:x="8.9cm" svg:y="5.4cm">
          <text:p text:style-name="P1"><text:span text:style-name="T1">Condición</text:span></text:p>
          <text:p text:style-name="P1"><text:span text:style-name="T1">Fina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5" draw:layer="layout" draw:line-skew="0.702cm" svg:x1="13.1cm" svg:y1="7.4cm" svg:x2="14.993cm" svg:y2="17.945cm" draw:start-shape="id1" draw:start-glue-point="7" svg:d="M13100 7400h1900v10545h-7" svg:viewBox="0 0 1901 10546">
          <text:p/>
        </draw:connector>
        <draw:connector draw:style-name="gr3" draw:text-style-name="P5" draw:layer="layout" svg:x1="11cm" svg:y1="13.1cm" svg:x2="11cm" svg:y2="14.8cm" draw:start-shape="id2" draw:start-glue-point="2" draw:end-shape="id3" draw:end-glue-point="0" svg:d="M11000 13100v1700" svg:viewBox="0 0 1 1701">
          <text:p/>
        </draw:connector>
        <draw:custom-shape draw:style-name="gr2" draw:text-style-name="P4" xml:id="id3" draw:id="id3" draw:layer="layout" svg:width="4.6cm" svg:height="2.2cm" svg:x="8.7cm" svg:y="14.8cm">
          <text:p text:style-name="P3"><text:span text:style-name="T1">Cambio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draw:line-skew="0.499cm -1.199cm" svg:x1="11cm" svg:y1="17cm" svg:x2="8.9cm" svg:y2="7.4cm" draw:start-shape="id3" draw:start-glue-point="2" draw:end-shape="id1" draw:end-glue-point="5" svg:d="M11000 17000v1000h-4000v-10600h1900" svg:viewBox="0 0 4001 10601">
          <text:p/>
        </draw:connector>
        <draw:connector draw:style-name="gr3" draw:text-style-name="P7" draw:layer="layout" svg:x1="11cm" svg:y1="4cm" svg:x2="11cm" svg:y2="5.4cm" draw:start-shape="id4" draw:start-glue-point="2" draw:end-shape="id1" draw:end-glue-point="4" svg:d="M11000 4000v1400" svg:viewBox="0 0 1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éctor Selley</meta:initial-creator>
    <meta:creation-date>2015-08-18T17:24:07.185864106</meta:creation-date>
    <dc:date>2015-08-20T16:30:27.299892666</dc:date>
    <meta:editing-duration>PT3H21M34S</meta:editing-duration>
    <meta:editing-cycles>3</meta:editing-cycles>
    <meta:generator>LibreOffice/4.4.4.3$Linux_X86_64 LibreOffice_project/40m0$Build-3</meta:generator>
    <dc:creator>Héctor Selley</dc:creator>
    <meta:document-statistic meta:object-count="11"/>
  </office:meta>
</office:document-meta>
</file>